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7.853cm"/>
    </style:style>
    <style:style style:name="co5" style:family="table-column">
      <style:table-column-properties fo:break-before="auto" style:column-width="5.161cm"/>
    </style:style>
    <style:style style:name="co6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King's Bounty – The Legend</text:p>
          </table:table-cell>
          <table:table-cell table:number-columns-repeated="2"/>
          <table:table-cell office:value-type="string">
            <text:p>Read by</text:p>
          </table:table-cell>
          <table:table-cell table:number-columns-repeated="1020"/>
        </table:table-row>
        <table:table-row table:style-name="ro2">
          <table:table-cell office:value-type="string">
            <text:p>kb.exe</text:p>
          </table:table-cell>
          <table:table-cell table:style-name="ce2" office:value-type="string">
            <text:p>004000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office:value-type="string">
            <text:p>Gold:</text:p>
          </table:table-cell>
          <table:table-cell office:value-type="string">
            <text:p>[[[[kb.exe+177bc48]+18]+40]+8]+1c</text:p>
          </table:table-cell>
          <table:table-cell/>
          <table:table-cell office:value-type="string">
            <text:p>kb.exe+27b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[[[[1B7BC48]+18]+40]+8]+1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eadership</text:p>
          </table:table-cell>
          <table:table-cell office:value-type="string">
            <text:p>[[[[[[1b7bc48]]+b4]+1e0]+cc]</text:p>
          </table:table-cell>
          <table:table-cell/>
          <table:table-cell office:value-type="string">
            <text:p>kb.exe+279e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X pos: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Actual X pos</text:p>
          </table:table-cell>
          <table:table-cell office:value-type="string">
            <text:p>[[1b7bc48]+30]+50</text:p>
          </table:table-cell>
          <table:table-cell office:value-type="string">
            <text:p>kb.exe+28d2b reads x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Displayed X pos <text:s text:c="3"/>xxxxxxxxx</text:p>
          </table:table-cell>
          <table:table-cell office:value-type="string">
            <text:p>[[18A3048]+14]+30</text:p>
          </table:table-cell>
          <table:table-cell office:value-type="string">
            <text:p>kb.exe+2a30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[[1b81194]+14]+3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2016-02-12</text:date>, <text:time>00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02:16:37.12</meta:creation-date>
    <dc:date>2016-02-12T00:50:08.16</dc:date>
    <meta:editing-duration>PT2H42M19S</meta:editing-duration>
    <meta:editing-cycles>4</meta:editing-cycles>
    <meta:generator>OpenOffice/4.1.2$Win32 OpenOffice.org_project/412m3$Build-9782</meta:generator>
    <meta:document-statistic meta:table-count="3" meta:cell-count="19" meta:object-count="0"/>
  </office:meta>
</office:document-meta>
</file>